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ca9d0" officeooo:paragraph-rsid="000ca9d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paragraph-rsid="002cb877"/>
    </style:style>
    <style:style style:name="P3" style:family="paragraph" style:parent-style-name="Standard">
      <style:paragraph-properties fo:text-align="start" style:justify-single-word="false"/>
      <style:text-properties officeooo:paragraph-rsid="0032c648"/>
    </style:style>
    <style:style style:name="P4" style:family="paragraph" style:parent-style-name="Standard">
      <style:paragraph-properties fo:text-align="center" style:justify-single-word="false"/>
      <style:text-properties fo:font-size="21pt" fo:font-weight="bold" officeooo:rsid="000ca9d0" officeooo:paragraph-rsid="00126e22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officeooo:rsid="0014095c" officeooo:paragraph-rsid="0014095c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1171bb" officeooo:paragraph-rsid="001171bb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171bb" officeooo:paragraph-rsid="00217476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1171bb" officeooo:paragraph-rsid="002f1700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2288a2" officeooo:paragraph-rsid="002288a2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32c648" officeooo:paragraph-rsid="0032c648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32c648" officeooo:paragraph-rsid="0032c648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officeooo:paragraph-rsid="002288a2"/>
    </style:style>
    <style:style style:name="P13" style:family="paragraph" style:parent-style-name="Standard">
      <style:paragraph-properties fo:text-align="start" style:justify-single-word="false"/>
      <style:text-properties officeooo:paragraph-rsid="004f89ce"/>
    </style:style>
    <style:style style:name="P14" style:family="paragraph" style:parent-style-name="Standard">
      <style:paragraph-properties fo:text-align="start" style:justify-single-word="false"/>
      <style:text-properties fo:font-size="13pt" officeooo:rsid="00217476" officeooo:paragraph-rsid="0045a231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14095c" officeooo:paragraph-rsid="0014095c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1171bb" officeooo:paragraph-rsid="00522fab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officeooo:rsid="0032c648" officeooo:paragraph-rsid="0032c648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8pt" officeooo:rsid="000ca9d0" officeooo:paragraph-rsid="00526b3b" style:font-size-asian="18pt" style:font-size-complex="18pt"/>
    </style:style>
    <style:style style:name="T1" style:family="text">
      <style:text-properties officeooo:rsid="001171bb"/>
    </style:style>
    <style:style style:name="T2" style:family="text">
      <style:text-properties officeooo:rsid="00126e22"/>
    </style:style>
    <style:style style:name="T3" style:family="text">
      <style:text-properties officeooo:rsid="0015cf04"/>
    </style:style>
    <style:style style:name="T4" style:family="text">
      <style:text-properties officeooo:rsid="0017958c"/>
    </style:style>
    <style:style style:name="T5" style:family="text">
      <style:text-properties officeooo:rsid="001933dc"/>
    </style:style>
    <style:style style:name="T6" style:family="text">
      <style:text-properties fo:font-size="13pt" officeooo:rsid="001171bb" style:font-size-asian="13pt" style:font-size-complex="13pt"/>
    </style:style>
    <style:style style:name="T7" style:family="text">
      <style:text-properties fo:font-size="13pt" officeooo:rsid="0014095c" style:font-size-asian="13pt" style:font-size-complex="13pt"/>
    </style:style>
    <style:style style:name="T8" style:family="text">
      <style:text-properties fo:font-size="13pt" officeooo:rsid="00178f41" style:font-size-asian="13pt" style:font-size-complex="13pt"/>
    </style:style>
    <style:style style:name="T9" style:family="text">
      <style:text-properties fo:font-size="13pt" officeooo:rsid="0017958c" style:font-size-asian="13pt" style:font-size-complex="13pt"/>
    </style:style>
    <style:style style:name="T10" style:family="text">
      <style:text-properties fo:font-size="13pt" officeooo:rsid="002b3958" style:font-size-asian="13pt" style:font-size-complex="13pt"/>
    </style:style>
    <style:style style:name="T11" style:family="text">
      <style:text-properties fo:font-size="13pt" officeooo:rsid="002973ef" style:font-size-asian="13pt" style:font-size-complex="13pt"/>
    </style:style>
    <style:style style:name="T12" style:family="text">
      <style:text-properties fo:font-size="13pt" officeooo:rsid="002cb877" style:font-size-asian="13pt" style:font-size-complex="13pt"/>
    </style:style>
    <style:style style:name="T13" style:family="text">
      <style:text-properties fo:font-size="13pt" officeooo:rsid="003298e2" style:font-size-asian="13pt" style:font-size-complex="13pt"/>
    </style:style>
    <style:style style:name="T14" style:family="text">
      <style:text-properties fo:font-size="13pt" officeooo:rsid="00353846" style:font-size-asian="13pt" style:font-size-complex="13pt"/>
    </style:style>
    <style:style style:name="T15" style:family="text">
      <style:text-properties fo:font-size="13pt" officeooo:rsid="0037085e" style:font-size-asian="13pt" style:font-size-complex="13pt"/>
    </style:style>
    <style:style style:name="T16" style:family="text">
      <style:text-properties fo:font-size="13pt" officeooo:rsid="0032c648" style:font-size-asian="13pt" style:font-size-complex="13pt"/>
    </style:style>
    <style:style style:name="T17" style:family="text">
      <style:text-properties fo:font-size="13pt" officeooo:rsid="00373811" style:font-size-asian="13pt" style:font-size-complex="13pt"/>
    </style:style>
    <style:style style:name="T18" style:family="text">
      <style:text-properties fo:font-size="13pt" officeooo:rsid="0039f1ca" style:font-size-asian="13pt" style:font-size-complex="13pt"/>
    </style:style>
    <style:style style:name="T19" style:family="text">
      <style:text-properties fo:font-size="13pt" officeooo:rsid="003ba3a1" style:font-size-asian="13pt" style:font-size-complex="13pt"/>
    </style:style>
    <style:style style:name="T20" style:family="text">
      <style:text-properties fo:font-size="13pt" officeooo:rsid="003e2596" style:font-size-asian="13pt" style:font-size-complex="13pt"/>
    </style:style>
    <style:style style:name="T21" style:family="text">
      <style:text-properties fo:font-size="13pt" officeooo:rsid="003f16c6" style:font-size-asian="13pt" style:font-size-complex="13pt"/>
    </style:style>
    <style:style style:name="T22" style:family="text">
      <style:text-properties fo:font-size="13pt" officeooo:rsid="003fea98" style:font-size-asian="13pt" style:font-size-complex="13pt"/>
    </style:style>
    <style:style style:name="T23" style:family="text">
      <style:text-properties fo:font-size="13pt" officeooo:rsid="0040d730" style:font-size-asian="13pt" style:font-size-complex="13pt"/>
    </style:style>
    <style:style style:name="T24" style:family="text">
      <style:text-properties fo:font-size="13pt" officeooo:rsid="00442b99" style:font-size-asian="13pt" style:font-size-complex="13pt"/>
    </style:style>
    <style:style style:name="T25" style:family="text">
      <style:text-properties fo:font-size="13pt" fo:font-weight="bold" officeooo:rsid="002b3958" style:font-size-asian="13pt" style:font-weight-asian="bold" style:font-size-complex="13pt" style:font-weight-complex="bold"/>
    </style:style>
    <style:style style:name="T26" style:family="text">
      <style:text-properties fo:font-size="13pt" fo:font-weight="bold" officeooo:rsid="002973ef" style:font-size-asian="13pt" style:font-weight-asian="bold" style:font-size-complex="13pt" style:font-weight-complex="bold"/>
    </style:style>
    <style:style style:name="T27" style:family="text">
      <style:text-properties fo:font-size="13pt" fo:font-weight="bold" officeooo:rsid="002cb877" style:font-size-asian="13pt" style:font-weight-asian="bold" style:font-size-complex="13pt" style:font-weight-complex="bold"/>
    </style:style>
    <style:style style:name="T28" style:family="text">
      <style:text-properties fo:font-size="13pt" fo:font-weight="bold" officeooo:rsid="00442b99" style:font-size-asian="13pt" style:font-weight-asian="bold" style:font-size-complex="13pt" style:font-weight-complex="bold"/>
    </style:style>
    <style:style style:name="T29" style:family="text">
      <style:text-properties fo:font-size="13pt" officeooo:rsid="0032c648" style:font-size-asian="11.3500003814697pt" style:font-size-complex="13pt"/>
    </style:style>
    <style:style style:name="T30" style:family="text">
      <style:text-properties officeooo:rsid="002973ef"/>
    </style:style>
    <style:style style:name="T31" style:family="text">
      <style:text-properties officeooo:rsid="002b3958"/>
    </style:style>
    <style:style style:name="T32" style:family="text">
      <style:text-properties officeooo:rsid="002cb877"/>
    </style:style>
    <style:style style:name="T33" style:family="text">
      <style:text-properties officeooo:rsid="002d3d9f"/>
    </style:style>
    <style:style style:name="T34" style:family="text">
      <style:text-properties officeooo:rsid="003e2596"/>
    </style:style>
    <style:style style:name="T35" style:family="text">
      <style:text-properties fo:font-weight="bold" officeooo:rsid="002b3958" style:font-weight-asian="bold" style:font-weight-complex="bold"/>
    </style:style>
    <style:style style:name="T36" style:family="text">
      <style:text-properties fo:font-weight="bold" officeooo:rsid="002973ef" style:font-weight-asian="bold" style:font-weight-complex="bold"/>
    </style:style>
    <style:style style:name="T37" style:family="text">
      <style:text-properties fo:font-weight="bold" officeooo:rsid="00442b99" style:font-weight-asian="bold" style:font-weight-complex="bold"/>
    </style:style>
    <style:style style:name="T38" style:family="text">
      <style:text-properties fo:font-weight="bold" officeooo:rsid="002cb877" style:font-weight-asian="bold" style:font-weight-complex="bold"/>
    </style:style>
    <style:style style:name="T39" style:family="text">
      <style:text-properties officeooo:rsid="003f16c6"/>
    </style:style>
    <style:style style:name="T40" style:family="text">
      <style:text-properties officeooo:rsid="003fea98"/>
    </style:style>
    <style:style style:name="T41" style:family="text">
      <style:text-properties officeooo:rsid="0040d730"/>
    </style:style>
    <style:style style:name="T42" style:family="text">
      <style:text-properties officeooo:rsid="00442b99"/>
    </style:style>
    <style:style style:name="T43" style:family="text">
      <style:text-properties officeooo:rsid="0045a2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Relationship between Decisions, </text:span>Life <text:span text:style-name="T2">and </text:span>Happiness</text:p>
      <text:p text:style-name="P4"/>
      <text:p text:style-name="P5">We feel Life is Short or Long according to our mood. <text:span text:style-name="T3">Our mood depends upon what type of Decisions we had taken in past.</text:span></text:p>
      <text:p text:style-name="P5"/>
      <text:p text:style-name="P1"><draw:frame draw:style-name="fr1" draw:name="Object1" text:anchor-type="as-char" svg:y="-0.674cm" svg:width="17.754cm" svg:height="1.36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3"><text:span text:style-name="T6">Prof – </text:span><text:span text:style-name="T7">We </text:span><text:span text:style-name="T8">Know that the over all happiness of our life is the integration of Happiness that we felt in each moment </text:span><text:span text:style-name="T14">from </text:span><text:span text:style-name="T15">b</text:span><text:span text:style-name="T14">irth to </text:span><text:span text:style-name="T15">d</text:span><text:span text:style-name="T14">eath</text:span><text:span text:style-name="T8">. </text:span><text:span text:style-name="T9"><text:line-break/></text:span><text:span text:style-name="T13">So, </text:span></text:p>
      <text:p text:style-name="P13"><text:span text:style-name="T9"><text:line-break/></text:span><text:span text:style-name="T9"><draw:frame draw:style-name="fr1" draw:name="Object2" text:anchor-type="as-char" svg:y="-1.296cm" svg:width="6.726cm" svg:height="2.09cm" draw:z-index="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><text:span text:style-name="T9"/></text:p>
      <text:p text:style-name="P6"><draw:frame draw:style-name="fr1" draw:name="Object3" text:anchor-type="as-char" svg:y="-1.296cm" svg:width="15.543cm" svg:height="2.09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/>
      <text:p text:style-name="P7"><draw:frame draw:style-name="fr1" draw:name="Object5" text:anchor-type="as-char" svg:y="-1.296cm" svg:width="13.607cm" svg:height="2.09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"/>
      <text:p text:style-name="P14"><text:span text:style-name="T34">From </text:span><text:span text:style-name="T35">Right</text:span><text:span text:style-name="T36"> Decisions</text:span><text:span text:style-name="T30"> </text:span><text:span text:style-name="T34">I mean those decisions that</text:span><text:span text:style-name="T30"> </text:span><text:span text:style-name="T31">results into </text:span><text:span text:style-name="T37">H</text:span><text:span text:style-name="T35">app</text:span><text:span text:style-name="T38">iness</text:span><text:span text:style-name="T32"> in our life </text:span><text:span text:style-name="T34">not those that are seems Right at the moment when we are taking those </text:span><text:span text:style-name="T39">decisions. </text:span><text:span text:style-name="T41">Sometimes w</text:span><text:span text:style-name="T39">e </text:span><text:span text:style-name="T41">are in</text:span><text:span text:style-name="T39"> illusion of Rightness </text:span><text:span text:style-name="T41">may be </text:span><text:span text:style-name="T39">because of lack of particular knowledg</text:span><text:span text:style-name="T40">e</text:span><text:span text:style-name="T39"> or facts. </text:span><text:span text:style-name="T41">That can be an other article or prof.<text:line-break/></text:span><text:span text:style-name="T43">So, we can say </text:span></text:p>
      <text:p text:style-name="P14"/>
      <text:p text:style-name="P7"><draw:frame draw:style-name="fr1" draw:name="Object4" text:anchor-type="as-char" svg:y="-0.499cm" svg:width="6.666cm" svg:height="0.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>And</text:p>
      <text:p text:style-name="P12"><text:span text:style-name="T6"><draw:frame draw:style-name="fr1" draw:name="Object6" text:anchor-type="as-char" svg:y="-0.499cm" svg:width="6.364cm" svg:height="0.69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6"><text:span text:style-name="T32">So, </text:span><text:span text:style-name="T5">Over all happiness </text:span><text:span text:style-name="T30">of our Life </text:span><text:span text:style-name="T32">Can be written a</text:span><text:span text:style-name="T33">s</text:span><text:span text:style-name="T4"><text:line-break/></text:span><text:span text:style-name="T4"><draw:frame draw:style-name="fr1" draw:name="Object7" text:anchor-type="as-char" svg:y="-1.296cm" svg:width="17.549cm" svg:height="2.0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8"/>
      <text:p text:style-name="P3"><text:span text:style-name="T16">But, When we are feeling Happy then we also feels </text:span><text:span text:style-name="T18">l</text:span><text:span text:style-name="T16">ife is </text:span><text:span text:style-name="T19">S</text:span><text:span text:style-name="T16">hort and </text:span><text:span text:style-name="T17">w</text:span><text:span text:style-name="T16">hen we are feeling Sad then </text:span><text:span text:style-name="T17">w</text:span><text:span text:style-name="T16">e also feels </text:span><text:span text:style-name="T18">l</text:span><text:span text:style-name="T16">ife is </text:span><text:span text:style-name="T18">L</text:span><text:span text:style-name="T16">ong. </text:span></text:p>
      <text:p text:style-name="P10">So, It can be written as </text:p>
      <text:p text:style-name="P10"/>
      <text:p text:style-name="P18"><draw:frame draw:style-name="fr1" draw:name="Object8" text:anchor-type="as-char" svg:y="-0.674cm" svg:width="7.518cm" svg:height="1.363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/>
      <text:p text:style-name="P18"><text:span text:style-name="T29">Which is equal to RHS, </text:span></text:p>
      <text:p text:style-name="P11">Hence Prov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19T21:59:17.292000000</dc:date>
    <meta:editing-duration>PT1H47M46S</meta:editing-duration>
    <meta:editing-cycles>66</meta:editing-cycles>
    <meta:generator>LibreOffice/6.4.5.2$Windows_X86_64 LibreOffice_project/a726b36747cf2001e06b58ad5db1aa3a9a1872d6</meta:generator>
    <meta:document-statistic meta:table-count="0" meta:image-count="0" meta:object-count="8" meta:page-count="1" meta:paragraph-count="17" meta:word-count="166" meta:character-count="870" meta:non-whitespace-character-count="705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→</mo>
            <mtext>(Right, Wrong)</mtext>
          </mrow>
        </munder>
        <mrow>
          <mi mathvariant="italic">Decisions</mi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</mrow>
      </mrow>
      <mrow>
        <mtext> </mtext>
        <mo stretchy="false">=</mo>
        <mrow>
          <munder>
            <mi>lim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→</mo>
              <mtext>(Short, Long)</mtext>
            </mrow>
          </munder>
          <mrow>
            <mi mathvariant="italic">Life</mi>
            <mrow>
              <mo fence="true" stretchy="false">(</mo>
              <mrow>
                <mrow>
                  <mi>x</mi>
                  <mo stretchy="false">−</mo>
                  <mi>y</mi>
                </mrow>
              </mrow>
              <mo fence="true" stretchy="false">)</mo>
            </mrow>
          </mrow>
        </mrow>
      </mrow>
    </mrow>
    <annotation encoding="StarMath 5.0">lim from{ (x,y) rightarrow "(Right, Wrong)" } { Decisions(x -y) } " " = lim from{ (x,y) rightarrow "(Short, Long)" } { Life(x - y) }
</annotation>
  </semantics>
</math>
</file>

<file path=Object 2/content.xml><?xml version="1.0" encoding="utf-8"?>
<math xmlns="http://www.w3.org/1998/Math/MathML" display="block">
  <semantics>
    <mrow>
      <munderover>
        <mo stretchy="false">∫</mo>
        <mi mathvariant="italic">Birth</mi>
        <mi mathvariant="italic">Death</mi>
      </munderover>
      <mrow>
        <mi mathvariant="italic">Happiness</mi>
        <mrow>
          <mo fence="true" stretchy="false">(</mo>
          <mrow>
            <mi>x</mi>
          </mrow>
          <mo fence="true" stretchy="false">)</mo>
        </mrow>
        <mtext> </mtext>
        <mi mathvariant="italic">dx</mi>
      </mrow>
    </mrow>
    <annotation encoding="StarMath 5.0">int from { Birth } to { Death } { Happiness(x) " " {dx}}</annotation>
  </semantics>
</math>
</file>

<file path=Object 3/content.xml><?xml version="1.0" encoding="utf-8"?>
<math xmlns="http://www.w3.org/1998/Math/MathML" display="block">
  <semantics>
    <mrow>
      <mo stretchy="false">⇒</mo>
      <mtext> </mtext>
      <mrow>
        <munderover>
          <mo stretchy="false">∫</mo>
          <mi mathvariant="italic">Birthday</mi>
          <mi mathvariant="italic">Deathday</mi>
        </munderover>
        <mrow>
          <mi mathvariant="italic">Felt</mi>
          <mrow>
            <mtext> </mtext>
            <mo stretchy="false">×</mo>
            <mtext> </mtext>
          </mrow>
          <mi mathvariant="italic">Happy</mi>
          <mrow>
            <mo fence="true" stretchy="false">(</mo>
            <mrow>
              <mi>x</mi>
            </mrow>
            <mo fence="true" stretchy="false">)</mo>
          </mrow>
          <mrow>
            <mtext> </mtext>
            <mo stretchy="false">−</mo>
            <mtext> </mtext>
          </mrow>
          <mi mathvariant="italic">Felt</mi>
          <mrow>
            <mtext> </mtext>
            <mo stretchy="false">×</mo>
            <mtext> </mtext>
          </mrow>
          <mi mathvariant="italic">Sad</mi>
          <mrow>
            <mo fence="true" stretchy="false">(</mo>
            <mrow>
              <mi>x</mi>
            </mrow>
            <mo fence="true" stretchy="false">)</mo>
          </mrow>
          <mtext> </mtext>
          <mi mathvariant="italic">dx</mi>
        </mrow>
      </mrow>
    </mrow>
    <annotation encoding="StarMath 5.0">drarrow " " int from { Birthday } to { Deathday } { Felt " " times " " Happy(x) " " - " " Felt " " times " " Sad(x) " " {dx}}  
</annotation>
  </semantics>
</math>
</file>

<file path=Object 4/content.xml><?xml version="1.0" encoding="utf-8"?>
<math xmlns="http://www.w3.org/1998/Math/MathML" display="block">
  <semantics>
    <mrow>
      <mo stretchy="false">∫</mo>
      <mrow>
        <mi mathvariant="italic">Happy</mi>
        <mrow>
          <mo fence="true" stretchy="false">(</mo>
          <mrow>
            <mi>x</mi>
          </mrow>
          <mo fence="true" stretchy="false">)</mo>
        </mrow>
        <mrow>
          <mi mathvariant="italic">dx</mi>
          <mo stretchy="false">∝</mo>
          <mi mathvariant="italic">Decisions</mi>
        </mrow>
        <mrow>
          <mo fence="true" stretchy="false">(</mo>
          <mrow>
            <mtext>Right</mtext>
          </mrow>
          <mo fence="true" stretchy="false">)</mo>
        </mrow>
      </mrow>
    </mrow>
    <annotation encoding="StarMath 5.0">int {Happy(x){dx}prop Decisions("Right")}
</annotation>
  </semantics>
</math>
</file>

<file path=Object 5/content.xml><?xml version="1.0" encoding="utf-8"?>
<math xmlns="http://www.w3.org/1998/Math/MathML" display="block">
  <semantics>
    <mrow>
      <mo stretchy="false">⇒</mo>
      <mtext> </mtext>
      <mi mathvariant="italic">Felt</mi>
      <mrow>
        <mtext> </mtext>
        <mo stretchy="false">×</mo>
        <mtext> </mtext>
      </mrow>
      <mrow>
        <munderover>
          <mo stretchy="false">∫</mo>
          <mi mathvariant="italic">Birthday</mi>
          <mi mathvariant="italic">Deathday</mi>
        </munderover>
        <mrow>
          <mtext>[</mtext>
          <mi mathvariant="italic">Happy</mi>
          <mrow>
            <mo fence="true" stretchy="false">(</mo>
            <mrow>
              <mi>x</mi>
            </mrow>
            <mo fence="true" stretchy="false">)</mo>
          </mrow>
          <mrow>
            <mtext> </mtext>
            <mo stretchy="false">−</mo>
            <mtext> </mtext>
          </mrow>
          <mi mathvariant="italic">Sad</mi>
          <mrow>
            <mo fence="true" stretchy="false">(</mo>
            <mrow>
              <mi>x</mi>
            </mrow>
            <mo fence="true" stretchy="false">)</mo>
          </mrow>
          <mtext>] </mtext>
          <mi mathvariant="italic">dx</mi>
        </mrow>
      </mrow>
    </mrow>
    <annotation encoding="StarMath 5.0">drarrow " " Felt " " times " " int from { Birthday } to { Deathday } { "[" Happy(x) " " - " " Sad(x) "] " { dx } }
</annotation>
  </semantics>
</math>
</file>

<file path=Object 6/content.xml><?xml version="1.0" encoding="utf-8"?>
<math xmlns="http://www.w3.org/1998/Math/MathML" display="block">
  <semantics>
    <mrow>
      <mo stretchy="false">∫</mo>
      <mrow>
        <mi mathvariant="italic">Sad</mi>
        <mrow>
          <mo fence="true" stretchy="false">(</mo>
          <mrow>
            <mi>x</mi>
          </mrow>
          <mo fence="true" stretchy="false">)</mo>
        </mrow>
        <mrow>
          <mi mathvariant="italic">dx</mi>
          <mo stretchy="false">∝</mo>
          <mi mathvariant="italic">Decisions</mi>
        </mrow>
        <mrow>
          <mo fence="true" stretchy="false">(</mo>
          <mrow>
            <mtext>Wrong</mtext>
          </mrow>
          <mo fence="true" stretchy="false">)</mo>
        </mrow>
      </mrow>
    </mrow>
    <annotation encoding="StarMath 5.0">int {Sad(x){dx}prop Decisions("Wrong")}
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i mathvariant="italic">Birth</mi>
          <mi mathvariant="italic">Death</mi>
        </munderover>
        <mrow>
          <mi mathvariant="italic">Happiness</mi>
          <mrow>
            <mo fence="true" stretchy="false">(</mo>
            <mrow>
              <mi>x</mi>
            </mrow>
            <mo fence="true" stretchy="false">)</mo>
          </mrow>
          <mtext> </mtext>
          <mi mathvariant="italic">dx</mi>
        </mrow>
      </mrow>
      <mrow>
        <mtext> </mtext>
        <mo stretchy="false">=</mo>
        <mtext> </mtext>
      </mrow>
      <mrow>
        <munder>
          <mi>lim</mi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→</mo>
            <mtext>(Right, Wrong)</mtext>
          </mrow>
        </munder>
        <mrow>
          <mi mathvariant="italic">Decisions</mi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</mrow>
      </mrow>
      <mtext> </mtext>
    </mrow>
    <annotation encoding="StarMath 5.0">int from { Birth } to { Death } { Happiness(x) " " {dx}} " "= " " lim from{ (x,y) rightarrow "(Right, Wrong)" } { Decisions(x -y) } " "</annotation>
  </semantics>
</math>
</file>

<file path=Object 8/content.xml><?xml version="1.0" encoding="utf-8"?>
<math xmlns="http://www.w3.org/1998/Math/MathML" display="block">
  <semantics>
    <mrow>
      <munder>
        <mi>lim</mi>
        <mrow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  <mo stretchy="false">→</mo>
          <mtext>(Short, Long)</mtext>
        </mrow>
      </munder>
      <mrow>
        <mi mathvariant="italic">Life</mi>
        <mrow>
          <mo fence="true" stretchy="false">(</mo>
          <mrow>
            <mrow>
              <mi>x</mi>
              <mo stretchy="false">−</mo>
              <mi>y</mi>
            </mrow>
          </mrow>
          <mo fence="true" stretchy="false">)</mo>
        </mrow>
      </mrow>
    </mrow>
    <annotation encoding="StarMath 5.0">lim from{ (x,y) rightarrow "(Short, Long)" } { Life(x - y) }
</annotation>
  </semantics>
</math>
</file>